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0pt" officeooo:paragraph-rsid="000b5ba6" style:font-size-asian="10pt" style:font-size-complex="10pt"/>
    </style:style>
    <style:style style:name="P2" style:family="paragraph" style:parent-style-name="Standard" style:list-style-name="L1">
      <style:text-properties style:font-name="Liberation Serif" fo:font-size="10pt" officeooo:paragraph-rsid="000b5ba6" style:font-size-asian="10pt" style:font-size-complex="10pt"/>
    </style:style>
    <style:style style:name="P3" style:family="paragraph" style:parent-style-name="Standard">
      <style:text-properties style:font-name="Liberation Serif" fo:font-size="10pt" officeooo:paragraph-rsid="000da46c" style:font-size-asian="10pt" style:font-size-complex="10pt"/>
    </style:style>
    <style:style style:name="P4" style:family="paragraph" style:parent-style-name="Standard">
      <style:text-properties style:font-name="Liberation Serif" fo:font-size="10pt" officeooo:paragraph-rsid="000f5a2f" style:font-size-asian="10pt" style:font-size-complex="10pt"/>
    </style:style>
    <style:style style:name="P5" style:family="paragraph" style:parent-style-name="Standard">
      <style:text-properties style:font-name="Liberation Serif" fo:font-size="10pt" officeooo:paragraph-rsid="000f7627" style:font-size-asian="10pt" style:font-size-complex="10pt"/>
    </style:style>
    <style:style style:name="P6" style:family="paragraph" style:parent-style-name="Standard">
      <style:text-properties style:font-name="Liberation Serif" fo:font-size="10pt" officeooo:paragraph-rsid="00112f03" style:font-size-asian="10pt" style:font-size-complex="10pt"/>
    </style:style>
    <style:style style:name="P7" style:family="paragraph" style:parent-style-name="Standard">
      <style:text-properties style:font-name="Liberation Serif" fo:font-size="10pt" officeooo:paragraph-rsid="0012f62d" style:font-size-asian="10pt" style:font-size-complex="10pt"/>
    </style:style>
    <style:style style:name="P8" style:family="paragraph" style:parent-style-name="Standard">
      <style:text-properties style:font-name="Liberation Serif" fo:font-size="10pt" officeooo:paragraph-rsid="001392aa" style:font-size-asian="10pt" style:font-size-complex="10pt"/>
    </style:style>
    <style:style style:name="T1" style:family="text">
      <style:text-properties officeooo:rsid="000b5ba6"/>
    </style:style>
    <style:style style:name="T2" style:family="text">
      <style:text-properties style:font-name="Liberation Serif1" officeooo:rsid="000b5ba6"/>
    </style:style>
    <style:style style:name="T3" style:family="text">
      <style:text-properties officeooo:rsid="000bb86f"/>
    </style:style>
    <style:style style:name="T4" style:family="text">
      <style:text-properties officeooo:rsid="000da46c"/>
    </style:style>
    <style:style style:name="T5" style:family="text">
      <style:text-properties officeooo:rsid="000f5a2f"/>
    </style:style>
    <style:style style:name="T6" style:family="text">
      <style:text-properties officeooo:rsid="000f7627"/>
    </style:style>
    <style:style style:name="T7" style:family="text">
      <style:text-properties officeooo:rsid="00112f03"/>
    </style:style>
    <style:style style:name="T8" style:family="text">
      <style:text-properties officeooo:rsid="0012f62d"/>
    </style:style>
    <style:style style:name="T9" style:family="text">
      <style:text-properties officeooo:rsid="001392a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gramme d'import</text:span></text:p>
      <text:p text:style-name="P1"><text:span text:style-name="T1">Le projet présenté possède deux programmes d'import, le premier, inclus dans le ''parser'' et est utilisé pour remplir la base de donnée à partir de trois fichiers :</text:span></text:p>
      <text:list xml:id="list1280097814" text:style-name="L1">
        <text:list-item>
          <text:p text:style-name="P2"><text:span text:style-name="T1">enseignes.csv<text:tab/>→description des enseignes</text:span></text:p>
        </text:list-item>
        <text:list-item>
          <text:p text:style-name="P2"><text:span text:style-name="T1">magasins.csv <text:tab/>→descriptions des magasins</text:span></text:p>
        </text:list-item>
        <text:list-item>
          <text:p text:style-name="P2"><text:span text:style-name="T1">donnees.csv<text:tab/>→liste des produits à ajouter</text:span></text:p>
        </text:list-item>
      </text:list>
      <text:p text:style-name="P3"><text:span text:style-name="T1">L'ensemble des fichiers de données qui transitent sur le site possèdent l'extension '.csv' (Comma-separated values), sous la forme : donnée1|donnée2|donnée3| par ligne d'ajout.</text:span></text:p>
      <text:p text:style-name="P3"><text:span text:style-name="T1">Ce système autorise l'ensemble des accentuations et caractères spéciaux, mais l'utilisation des caractères " et ' </text:span><text:span text:style-name="T3">est déconseillé</text:span><text:span text:style-name="T1">. La sécurisation contre les failles de type XSS (injection de code par le biais d'un formulaire) est de mise dans la plupart des scripts.</text:span></text:p>
      <text:p text:style-name="P1"><text:span text:style-name="T1">Le parser ouvre en premier le fichier d'enseignes (fopen 'r'), puis parcourt ligne par ligne l'ensemble du fichier.<text:line-break/>Pour chaque ligne il explose chaque élément dans un tableau [preg_split('#\|#', $ligne)], et insère un nouveau tuple dans la table (mot de passe = nom de l'enseigne).<text:line-break/></text:span><text:span text:style-name="T3">Il fait de même avec le fichier magasin, en attribuant aléatoirement à chaque magasin une enseigne et un mot de passe. Le mot de passe sera </text:span><text:span text:style-name="T4">composé</text:span><text:span text:style-name="T3"> de 12 caractères alphanumériques minuscules (36 caractères au total) sélectionnés aléatoirement.<text:line-break/>L'ajout de produit fonctionne sur le même principe, mais commence par ajouter dans la table le type et le rayon du produit (si inexistants), et ajoute le produit après avoir généré sa référence aléatoirement (même principe mais majuscule).<text:line-break/></text:span><text:span text:style-name="T4">Enfin, un script va ajouter aléatoirement $taille_echantillon_prix prix dans la base (sélection aléatoire d'un produit, sélection aléatoire d'un magasin, attribution d'un prix aléatoire entre 0 et $prix_max). Cette partie du code est très lourde et dans le cadre d'une implémentation réelle, ne doit pas être exécutée.<text:line-break/>Pour toute information complémentaire sur le remplissage de la base de donnée à la création, se référer au code php du fichier parser.php, dont les commentaires expliquent clairement toute la démarche.</text:span></text:p>
      <text:p text:style-name="P4"><text:span text:style-name="T5">Le second programme d'import est situé dans la partie administration de magasin. Cette page permet à un magasin de modifier les prix pratiqués et la disponibilité des produits.</text:span></text:p>
      <text:p text:style-name="P4"><text:span text:style-name="T5">Une page ''generateur_csv.php'' récupère les informations tarifaires du magasin en question (nécessite d'être connecté), et construit un fichier .csv contenant le nom, le type, le prix et la disponibilité des produits. Ce fichier est facilement éditable via un tableur (Excel, OpenOffice Calc). Une fois modifié (à la main ou par un programme interne au magasin), un simple envois du fichier via la page ''liste_produits.php'', mettant à jour toutes les données en un seul clic. A nouveau nous vous invitons à vous rendre dans le fichier ''generateur_csv.php'' et ''liste_produits.php'' pour plus de renseignements.</text:span></text:p>
      <text:p text:style-name="P4"><text:span text:style-name="T5"/></text:p>
      <text:p text:style-name="P4"><text:span text:style-name="T5">Il est important de décrire la façon dont fonctionne notre travail. Dans un premier temps, il est nécessaire de comprendre que notre interface prend en considération trois types d'utilisateurs. Nous allons donc ici décrire les actions possibles pour chacun. </text:span></text:p>
      <text:p text:style-name="P4"/>
      <text:p text:style-name="P4"><text:span text:style-name="T5">Visiteur</text:span></text:p>
      <text:p text:style-name="P4"><text:span text:style-name="T5">Voyons dans un premier temps, le visiteur c'est-à-dire une tierce personne qui cherche à comparer les prix d'un produit dans plusieurs magasins. Cet utilisateur peut effectuer une recherche de produit par référence, type, nom, ou accéder directement à l'ensemble des produits d'un rayon ou d'une catégorie. Une liste des occurrences correspondant à sa recherche est affichée (nom du produit, description, prix minimum constaté sur le site). L'utilisateur peut alors cliquer sur l'un de ces produits pour afficher la fiche complète de ce dernier. On y trouve en l'occurence le type, le rayon, le nom, une description de l'article, ainsi que la liste des magasins qui le possèdent en stock, leur emplacement (ville), et leur prix.</text:span></text:p>
      <text:p text:style-name="P4"><text:span text:style-name="T5"/></text:p>
      <text:p text:style-name="P4"><text:span text:style-name="T5">Directeur de magasin et d'enseigne</text:span></text:p>
      <text:p text:style-name="P5"><text:span text:style-name="T6">Les différents responsables de magasin peuvent se connecter depuis l'ensemble des pages du site, par le formulaire approprié. Une fois connectés, un nouveau menu apparaît, leur permettant d'accéder à la zone de gestion de leur magasin.</text:span></text:p>
      <text:p text:style-name="P5"><text:span text:style-name="T6">Cette page affiche les produits référencés sur le site (noms et catégories), ainsi que leur prix et la disponibilité depuis la dernière mise à jour. Un responsable de magasin peut modifier uniquement les informations relatives à son commerce.<text:line-break/>Il peut modifier les informations les unes à la suite des autres, très utile en cas de modifications mineures (changement d'un seul tarif, promotion exceptionnelle, épuisement de stock). Une seconde méthode lui permet de modifier en masse tous les tarifs et disponibilités de son magasin. Il lui suffit de cliquer sur « télécharger votre grille tarifaire », d'ouvrir le fichier téléchargé à l'aide d'un tableur (Excel, OpenOffice Calc) ou de son logiciel de gestion interne, de mettre à jour les données, et de renvoyer le nouveau fichier via le formulaire prévu à cet effet. Les modifications sont immédiates et cette implémentation est très utile </text:span><text:span text:style-name="T7">pour des modifications multiples (ajouts de nouveaux produits, soldes, changement de taxe, promotion étendue, arrivage massif).</text:span></text:p>
      <text:p text:style-name="P6"><text:span text:style-name="T7">De son côté, un directeur d'enseigne, après connection, accède à une liste similaire des produits, mais cette fois-ci ce dernier est invité à ajouter ou modifier les attributs des produits, comme leurs noms, leurs descriptions, leurs catégories, </text:span><text:soft-page-break/><text:span text:style-name="T7">leurs références. Un directeur d'enseigne ne peut changer les tarifs d'un magasin, car dans la plupart des systèmes commerciaux, les magasins sont indépendants de leurs enseignes. Les tarifs communs pourront êtres distribués par l'enseigne sur l'ensemble de ses magasins, qui à leur tour pourront mettre à jour leurs données. Ceci évite les incohérences dans les multi-gestions commerciales.</text:span></text:p>
      <text:p text:style-name="P6"><text:span text:style-name="T5"/></text:p>
      <text:p text:style-name="P4"><text:span text:style-name="T5">Administrateur du site web</text:span></text:p>
      <text:p text:style-name="P4"><text:span text:style-name="T5">L'administrateur du site web, en se connectant au site, à la possibilité de </text:span><text:span text:style-name="T7">changer les produits de la même façon que le Directeur d'enseigne. Tout com</text:span><text:span text:style-name="T8">me ce dernier, il ne peut accéder ni modifier </text:span><text:span text:style-name="T9">les</text:span><text:span text:style-name="T8"> tarifs d'un magasin. Ceci évite à l'administrateur des menus chargés, et empêche toute remarque sur l'étique du site web (concernant la publicité ciblée, la corruption).</text:span></text:p>
      <text:p text:style-name="P7"><text:span text:style-name="T8">L'administrateur du site est en mesure, via les formulaires de la page ''admin.php'', d'ajouter, modifier, supprimer toutes les enseignes, magasins, rayons, types de produit. Via un menu déroulant (ascenseur), l'administrateur sélectionne l'élément à modifier, et change les paramètres via différents éléments de formulaires (Boutons, checkbox, ascenseurs, champs de saisie).<text:line-break/>On notera que toute modification d'information relative à un magasin ou une enseigne entraine un changement de mot de passe, que l'administrateur doit communiquer à l'unité visée. Ceci évite encore une fois toute modification de l'administrateur sans en avertir </text:span><text:span text:style-name="T9">la cellule concernée.</text:span></text:p>
      <text:p text:style-name="P8"><text:span text:style-name="T9">On voit donc que derrière une utilisation basique du site (recherche, affichage), l'administration de ce dernier est au cœur de notre projet. Les droits de chacun des utilisateurs sont clairement définis. Le choix pour une Enseigne de ne pouvoir ajouter ou modifier un magasin vient du fait que ce genre de changement est rare dans la vie du site, et que l'importance de ces modifications entraine une vérification systématique de l'administr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face style:name="Liberation Serif1"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coto </meta:initial-creator>
    <meta:creation-date>2011-04-18T14:45:28</meta:creation-date>
    <meta:document-statistic meta:table-count="0" meta:image-count="0" meta:object-count="0" meta:page-count="2" meta:paragraph-count="21" meta:word-count="1107" meta:character-count="7251"/>
    <dc:date>2011-04-18T17:06:37</dc:date>
    <dc:creator>cocoto </dc:creator>
    <meta:editing-duration>PT00H01M10S</meta:editing-duration>
    <meta:editing-cycles>1</meta:editing-cycles>
    <meta:generator>OpenOffice.org/3.2$Unix OpenOffice.org_project/320m19$Build-9505</meta:generator>
  </office:meta>
</office:document-meta>
</file>